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scale" draw:style-name="gr1" draw:layer="Ebene4" svg:width="7.3cm" svg:height="1.15cm" svg:x="1.2cm" svg:y="3.4cm">
          <draw:text-box>
            <text:p>Scale</text:p>
          </draw:text-box>
        </draw:frame>
        <draw:frame draw:name="title" draw:style-name="gr2" draw:layer="Ebene4" svg:width="9.3cm" svg:height="1.35cm" svg:x="1.3cm" svg:y="1.2cm">
          <draw:text-box>
            <text:p>Titel</text:p>
          </draw:text-box>
        </draw:frame>
        <draw:custom-shape draw:name="northarrow" draw:style-name="gr3" draw:text-style-name="P1" draw:layer="Ebene4" svg:width="2.2cm" svg:height="1.9cm" svg:x="38.798cm" svg:y="2.698cm">
          <text:p/>
          <draw:enhanced-geometry svg:viewBox="0 0 21600 21600" draw:type="rectangle" draw:enhanced-path="M 0 0 L 21600 0 21600 21600 0 21600 0 0 Z N"/>
        </draw:custom-shape>
        <draw:custom-shape draw:name="map" draw:style-name="gr3" draw:text-style-name="P1" draw:layer="Ebene4" svg:width="40cm" svg:height="23.9cm" svg:x="0.999cm" svg:y="4.7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16T08:25:43</meta:creation-date>
    <dc:date>2013-04-16T08:30:38</dc:date>
    <dc:creator>Stefan </dc:creator>
    <meta:editing-duration>PT2M43S</meta:editing-duration>
    <meta:editing-cycles>2</meta:editing-cycles>
    <meta:generator>LibreOffice/3.5$Linux_X86_64 LibreOffice_project/350m1$Build-2</meta:generator>
    <meta:document-statistic meta:object-count="4"/>
  </office:meta>
</office:document-meta>
</file>